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" svg:font-family="arial, sans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 officeooo:paragraph-rsid="0020ba89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 officeooo:paragraph-rsid="0020ba89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 officeooo:paragraph-rsid="0020ba89"/>
    </style:style>
    <style:style style:name="T1" style:family="text">
      <style:text-properties officeooo:rsid="000f42a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2.9 Debugging Features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" svg:font-family="arial, sans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1:11:22.692253391</meta:creation-date>
    <meta:editing-duration>PT1H13M20S</meta:editing-duration>
    <meta:editing-cycles>8</meta:editing-cycles>
    <meta:generator>LibreOffice/5.1.6.2$Linux_X86_64 LibreOffice_project/10m0$Build-2</meta:generator>
    <dc:date>2018-04-28T17:33:22.792759646</dc:date>
    <meta:document-statistic meta:table-count="0" meta:image-count="0" meta:object-count="0" meta:page-count="1" meta:paragraph-count="1" meta:word-count="3" meta:character-count="23" meta:non-whitespace-character-count="21"/>
  </office:meta>
</office:document-meta>
</file>